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6b04e"/>
    </style:style>
    <style:style style:name="P2" style:family="paragraph" style:parent-style-name="Text_20_body">
      <style:text-properties officeooo:paragraph-rsid="001738b2"/>
    </style:style>
    <style:style style:name="T1" style:family="text">
      <style:text-properties officeooo:rsid="0016b04e"/>
    </style:style>
    <style:style style:name="T2" style:family="text">
      <style:text-properties officeooo:rsid="001738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p>
      <text:p text:style-name="P2"><text:span text:style-name="T1">The Curry – Howard Isomorphisim was first established as a deep connection between explicit proofs in intuitionistic logic and programs of a simple programming language that includes pairs, functions and union types. This relation, coined as “proofs-as-programs”, has been a central topic of study in the field of type theory and has turned into the standard foundational approach to studying and designing programming languages especially of the functional paradigm. Similar “proofs-as-programs” connections have been established between more complex logics and, correspondingly, more complex programming language constructs suggesting that a real scientific discovery than a coincidence. As a result a new paradigm for studying logics and computation has been established. <text:s/>There are great benefits both for a logician and the programming language designer in viewing things through the lenses of such a relation. </text:span></text:p>
      <text:p text:style-name="P2"><text:span text:style-name="T1">This work <text:s/>is structured in two parts: The first part is an update of my second examination paper and illustrates a <text:s/>working understanding of my research topics: Justification Logic, Constructive Modality and Type Theory. I will present the relevant systems syntactically and I will pause on the basic metatheoretic proof techniques which will be useful in the rest of the text and my thesis. In the second part, I will delineate the current state of my research in the area. will propose <text:s/>a modal type system that extends simple type theory with elements of justification logic and will argue about its computational significance.</text:span></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676a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8:15:23.372142266</meta:creation-date>
    <dc:date>2016-10-21T18:54:20.340728184</dc:date>
    <meta:editing-duration>PT8M35S</meta:editing-duration>
    <meta:editing-cycles>1</meta:editing-cycles>
    <meta:document-statistic meta:table-count="0" meta:image-count="0" meta:object-count="0" meta:page-count="1" meta:paragraph-count="3" meta:word-count="235" meta:character-count="1556" meta:non-whitespace-character-count="1317"/>
    <meta:generator>LibreOffice/5.1.4.2$Linux_X86_64 LibreOffice_project/10m0$Build-2</meta:generator>
  </office:meta>
</office:document-meta>
</file>